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ans-serif"/>
    <style:font-face style:name="Lucida Sans1" svg:font-family="'Lucida Sans'"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3">
      <style:paragraph-properties fo:text-align="center" style:justify-single-word="false">
        <style:tab-stops>
          <style:tab-stop style:position="15.921cm" style:type="right" style:leader-style="dotted" style:leader-text="."/>
        </style:tab-stops>
      </style:paragraph-properties>
    </style:style>
    <style:style style:name="P2" style:family="paragraph" style:parent-style-name="Contents_20_1">
      <style:paragraph-properties>
        <style:tab-stops>
          <style:tab-stop style:position="15.921cm" style:type="right" style:leader-style="dotted" style:leader-text="."/>
        </style:tab-stops>
      </style:paragraph-properties>
      <style:text-properties style:font-name="Arial"/>
    </style:style>
    <style:style style:name="P3" style:family="paragraph" style:parent-style-name="Contents_20_1">
      <style:paragraph-properties>
        <style:tab-stops>
          <style:tab-stop style:position="15.921cm" style:type="right" style:leader-style="dotted" style:leader-text="."/>
        </style:tab-stops>
      </style:paragraph-properties>
      <style:text-properties style:font-name="Arial" fo:font-size="15pt" fo:font-weight="bold" style:font-size-asian="15pt" style:font-weight-asian="bold" style:font-size-complex="15pt" style:font-weight-complex="bold"/>
    </style:style>
    <style:style style:name="P4" style:family="paragraph" style:parent-style-name="Contents_20_1">
      <style:paragraph-properties>
        <style:tab-stops>
          <style:tab-stop style:position="15.921cm" style:type="right" style:leader-style="dotted" style:leader-text="."/>
        </style:tab-stops>
      </style:paragraph-properties>
      <style:text-properties style:font-name="Arial" fo:font-weight="bold" style:font-weight-asian="bold" style:font-weight-complex="bold"/>
    </style:style>
    <style:style style:name="P5" style:family="paragraph" style:parent-style-name="Contents_20_1">
      <style:paragraph-properties fo:text-align="center" style:justify-single-word="false">
        <style:tab-stops>
          <style:tab-stop style:position="15.921cm" style:type="right" style:leader-style="dotted" style:leader-text="."/>
        </style:tab-stops>
      </style:paragraph-properties>
      <style:text-properties style:font-name="Arial"/>
    </style:style>
    <style:style style:name="P6" style:family="paragraph" style:parent-style-name="Contents_20_1">
      <style:paragraph-properties fo:text-align="center" style:justify-single-word="false">
        <style:tab-stops>
          <style:tab-stop style:position="15.921cm" style:type="right" style:leader-style="dotted" style:leader-text="."/>
        </style:tab-stops>
      </style:paragraph-properties>
    </style:style>
    <style:style style:name="P7" style:family="paragraph" style:parent-style-name="Heading_20_1">
      <style:text-properties style:font-name="Arial"/>
    </style:style>
    <style:style style:name="P8" style:family="paragraph" style:parent-style-name="Heading_20_1">
      <style:text-properties style:font-name="Arial" fo:font-size="12pt" fo:font-weight="bold" style:font-size-asian="12pt" style:font-weight-asian="bold" style:font-size-complex="12pt" style:font-weight-complex="bold"/>
    </style:style>
    <style:style style:name="P9" style:family="paragraph" style:parent-style-name="Heading_20_1">
      <style:text-properties style:font-name="Arial" fo:font-weight="bold" style:font-weight-asian="bold" style:font-weight-complex="bold"/>
    </style:style>
    <style:style style:name="P10" style:family="paragraph" style:parent-style-name="Heading_20_1">
      <style:paragraph-properties>
        <style:tab-stops>
          <style:tab-stop style:position="15.921cm" style:type="right" style:leader-style="dotted" style:leader-text="."/>
        </style:tab-stops>
      </style:paragraph-properties>
      <style:text-properties style:font-name="Arial" fo:font-weight="bold" style:font-weight-asian="bold" style:font-weight-complex="bold"/>
    </style:style>
    <style:style style:name="P11" style:family="paragraph" style:parent-style-name="Contents_20_Heading">
      <style:text-properties style:font-name="Arial"/>
    </style:style>
    <style:style style:name="P12" style:family="paragraph" style:parent-style-name="Contents_20_Heading">
      <style:paragraph-properties fo:text-align="center" style:justify-single-word="false"/>
      <style:text-properties style:font-name="Arial"/>
    </style:style>
    <style:style style:name="P13" style:family="paragraph" style:parent-style-name="Contents_20_Heading" style:master-page-name="First_20_Page">
      <style:paragraph-properties style:page-number="auto"/>
      <style:text-properties style:font-name="Arial"/>
    </style:style>
    <style:style style:name="P14" style:family="paragraph" style:parent-style-name="Heading_20_2">
      <style:paragraph-properties>
        <style:tab-stops>
          <style:tab-stop style:position="15.921cm" style:type="right" style:leader-style="dotted" style:leader-text="."/>
        </style:tab-stops>
      </style:paragraph-properties>
      <style:text-properties style:font-name="Arial" fo:font-size="12pt" fo:font-weight="bold" style:font-size-asian="12pt" style:font-weight-asian="bold" style:font-size-complex="12pt" style:font-weight-complex="bold"/>
    </style:style>
    <style:style style:name="P15" style:family="paragraph" style:parent-style-name="Heading_20_2">
      <style:text-properties style:font-name="Arial" fo:font-weight="bold" style:font-weight-asian="bold" style:font-weight-complex="bold"/>
    </style:style>
    <style:style style:name="P16" style:family="paragraph" style:parent-style-name="Heading_20_2">
      <style:paragraph-properties>
        <style:tab-stops>
          <style:tab-stop style:position="15.921cm" style:type="right" style:leader-style="dotted" style:leader-text="."/>
        </style:tab-stops>
      </style:paragraph-properties>
      <style:text-properties style:font-name="Arial" fo:font-weight="bold" style:font-weight-asian="bold" style:font-weight-complex="bold"/>
    </style:style>
    <style:style style:name="P17" style:family="paragraph" style:parent-style-name="Contents_20_2">
      <style:paragraph-properties fo:text-align="center" style:justify-single-word="false">
        <style:tab-stops>
          <style:tab-stop style:position="15.921cm" style:type="right" style:leader-style="dotted" style:leader-text="."/>
        </style:tab-stops>
      </style:paragraph-properties>
    </style:style>
    <style:style style:name="P18" style:family="paragraph" style:parent-style-name="Standard">
      <style:paragraph-properties>
        <style:tab-stops>
          <style:tab-stop style:position="15.921cm" style:type="right" style:leader-style="dotted" style:leader-text="."/>
        </style:tab-stops>
      </style:paragraph-properties>
      <style:text-properties style:font-name="Arial"/>
    </style:style>
    <style:style style:name="P19" style:family="paragraph" style:parent-style-name="Text_20_body">
      <style:paragraph-properties>
        <style:tab-stops>
          <style:tab-stop style:position="15.921cm" style:type="right" style:leader-style="dotted" style:leader-text="."/>
        </style:tab-stops>
      </style:paragraph-properties>
    </style:style>
    <style:style style:name="P20" style:family="paragraph" style:parent-style-name="Text_20_body">
      <style:paragraph-properties>
        <style:tab-stops>
          <style:tab-stop style:position="15.921cm" style:type="right" style:leader-style="dotted" style:leader-text="."/>
        </style:tab-stops>
      </style:paragraph-properties>
      <style:text-properties style:font-name="Arial" fo:font-weight="normal" style:font-weight-asian="normal" style:font-weight-complex="normal"/>
    </style:style>
    <style:style style:name="P21" style:family="paragraph" style:parent-style-name="Text_20_body">
      <style:paragraph-properties>
        <style:tab-stops>
          <style:tab-stop style:position="15.921cm" style:type="right" style:leader-style="dotted" style:leader-text="."/>
        </style:tab-stops>
      </style:paragraph-properties>
      <style:text-properties style:font-name="Arial"/>
    </style:style>
    <style:style style:name="P22" style:family="paragraph" style:parent-style-name="Text_20_body">
      <style:paragraph-properties>
        <style:tab-stops>
          <style:tab-stop style:position="15.921cm" style:type="right" style:leader-style="dotted" style:leader-text="."/>
        </style:tab-stops>
      </style:paragraph-properties>
      <style:text-properties style:font-name="Arial" fo:font-weight="bold" style:font-weight-asian="bold" style:font-weight-complex="bold"/>
    </style:style>
    <style:style style:name="T1" style:family="text">
      <style:text-properties fo:color="#00000a"/>
    </style:style>
    <style:style style:name="T2" style:family="text">
      <style:text-properties fo:color="#00000a" fo:font-size="12pt" fo:font-weight="bold" style:font-size-asian="12pt" style:font-weight-asian="bold" style:font-size-complex="12pt" style:font-weight-complex="bold"/>
    </style:style>
    <style:style style:name="T3" style:family="text">
      <style:text-properties fo:color="#00000a" fo:font-size="12pt" style:font-size-asian="12pt" style:font-size-complex="12pt"/>
    </style:style>
    <style:style style:name="T4" style:family="text">
      <style:text-properties fo:color="#00000a" fo:font-size="12pt" fo:font-weight="normal" style:font-size-asian="12pt" style:font-weight-asian="normal" style:font-size-complex="12pt" style:font-weight-complex="normal"/>
    </style:style>
    <style:style style:name="T5" style:family="text">
      <style:text-properties fo:color="#00000a" fo:font-weight="bold" style:font-weight-asian="bold" style:font-weight-complex="bold"/>
    </style:style>
    <style:style style:name="T6" style:family="text">
      <style:text-properties fo:color="#00000a" style:font-name="Arial" fo:font-size="16pt" fo:font-style="normal" style:font-size-asian="16pt" style:font-style-asian="normal" style:font-size-complex="16pt" style:font-style-complex="normal"/>
    </style:style>
    <style:style style:name="T7" style:family="text">
      <style:text-properties fo:color="#00000a" style:font-name="Arial" fo:font-size="12pt" fo:font-weight="normal" style:font-size-asian="12pt" style:font-weight-asian="normal" style:font-size-complex="12pt" style:font-weight-complex="normal"/>
    </style:style>
    <style:style style:name="T8" style:family="text">
      <style:text-properties fo:font-size="15pt" fo:font-weight="bold" style:font-size-asian="15pt" style:font-weight-asian="bold" style:font-size-complex="15pt" style:font-weight-complex="bold"/>
    </style:style>
    <style:style style:name="T9" style:family="text">
      <style:text-properties style:font-name="Arial"/>
    </style:style>
    <style:style style:name="T10" style:family="text">
      <style:text-properties fo:font-variant="normal" fo:text-transform="none" fo:color="#0000ff" style:font-name="arial" fo:font-size="10.5pt" fo:letter-spacing="normal" fo:font-style="normal" fo:font-weight="normal" style:font-size-asian="12pt" style:font-weight-asian="normal" style:font-size-complex="12pt" style:font-weight-complex="normal"/>
    </style:style>
    <style:style style:name="T11" style:family="text">
      <style:text-properties fo:color="#0000ff" fo:font-size="12pt" fo:font-weight="normal" style:font-size-asian="12pt" style:font-weight-asian="normal"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text:p>
      <text:p text:style-name="P11"><text:span text:style-name="T1"/></text:p>
      <text:p text:style-name="P11"><text:span text:style-name="T1"/></text:p>
      <text:p text:style-name="P11"><text:span text:style-name="T1"/></text:p>
      <text:p text:style-name="P12"><text:span text:style-name="T1"/></text:p>
      <text:p text:style-name="P12"><text:span text:style-name="T1"/></text:p>
      <text:p text:style-name="P12"><text:span text:style-name="T1"/></text:p>
      <text:p text:style-name="P12"><text:span text:style-name="T1">B00325281 </text:span></text:p>
      <text:p text:style-name="P12"><text:span text:style-name="T1">Games Design</text:span></text:p>
      <text:p text:style-name="P12"><text:span text:style-name="T1">Group Project </text:span></text:p>
      <text:p text:style-name="P12"><text:span text:style-name="T1">Evaluation Report</text:span></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oft-page-break/><text:span text:style-name="T1"/></text:p>
      <text:p text:style-name="P12"><text:span text:style-name="T1">Contents</text:span></text:p>
      <text:p text:style-name="P6"><text:a xlink:type="simple" xlink:href="#__RefHeading__967_1202869822"><text:span text:style-name="T9">Assignment Outline<text:tab/>3</text:span></text:a></text:p>
      <text:p text:style-name="P6"><text:a xlink:type="simple" xlink:href="#__RefHeading__969_1202869822"><text:span text:style-name="T9">Strengths &amp; weaknesses<text:tab/>3</text:span></text:a></text:p>
      <text:p text:style-name="P17"><text:a xlink:type="simple" xlink:href="#__RefHeading__971_1202869822"><text:span text:style-name="T9">Pros of development output<text:tab/>3</text:span></text:a></text:p>
      <text:p text:style-name="P17"><text:a xlink:type="simple" xlink:href="#__RefHeading__973_1202869822"><text:span text:style-name="T9">Cons of development output<text:tab/>3</text:span></text:a></text:p>
      <text:p text:style-name="P6"><text:a xlink:type="simple" xlink:href="#__RefHeading__975_1202869822"><text:span text:style-name="T9">Unforeseen Events<text:tab/>3</text:span></text:a></text:p>
      <text:p text:style-name="P6"><text:a xlink:type="simple" xlink:href="#__RefHeading__977_1202869822"><text:span text:style-name="T9">Problem solving summary...........................................................................................3&amp;4</text:span></text:a></text:p>
      <text:p text:style-name="P17"><text:a xlink:type="simple" xlink:href="#__RefHeading__979_1202869822"><text:span text:style-name="T9">Development problems &amp; Solutions<text:tab/>4</text:span></text:a></text:p>
      <text:p text:style-name="P6"><text:a xlink:type="simple" xlink:href="#__RefHeading__981_1202869822"><text:span text:style-name="T9">Improvements<text:tab/>4</text:span></text:a></text:p>
      <text:p text:style-name="P17"><text:a xlink:type="simple" xlink:href="#__RefHeading__983_1202869822"><text:span text:style-name="T9">SELF &amp; TEAM EVALUATION<text:tab/></text:span></text:a><text:span text:style-name="T9">4</text:span></text:p>
      <text:p text:style-name="P6"><text:a xlink:type="simple" xlink:href="#__RefHeading__985_1202869822"><text:span text:style-name="T9">SELF EVALUATION<text:tab/></text:span></text:a><text:span text:style-name="T9">4</text:span></text:p>
      <text:p text:style-name="P17"><text:a xlink:type="simple" xlink:href="#__RefHeading__987_1202869822"><text:span text:style-name="T9">Contribution<text:tab/></text:span></text:a><text:span text:style-name="T9">4</text:span></text:p>
      <text:p text:style-name="P17"><text:a xlink:type="simple" xlink:href="#__RefHeading__989_1202869822"><text:span text:style-name="T9">Effectiveness/Efficiency of contribution<text:tab/>4</text:span></text:a></text:p>
      <text:p text:style-name="P17"><text:a xlink:type="simple" xlink:href="#__RefHeading__991_1202869822"><text:span text:style-name="T9">Strengths &amp; Weaknesses of my own contribution<text:tab/>4</text:span></text:a></text:p>
      <text:p text:style-name="P1"><text:span text:style-name="T9">Pros.........................................................................................................................4&amp;5</text:span></text:p>
      <text:p text:style-name="P1"><text:span text:style-name="T9">Con</text:span><text:a xlink:type="simple" xlink:href="#__RefHeading__995_1202869822"><text:span text:style-name="T9">s<text:tab/></text:span></text:a><text:span text:style-name="T9">5</text:span></text:p>
      <text:p text:style-name="P6"><text:a xlink:type="simple" xlink:href="#__RefHeading__997_1202869822"><text:span text:style-name="T9">TEAM EVALUATION<text:tab/></text:span></text:a><text:span text:style-name="T9">5</text:span></text:p>
      <text:p text:style-name="P17"><text:a xlink:type="simple" xlink:href="#__RefHeading__999_1202869822"><text:span text:style-name="T9">Ability of Collaboration during Planning &amp; Development<text:tab/></text:span></text:a><text:span text:style-name="T9">5</text:span></text:p>
      <text:p text:style-name="P17"><text:a xlink:type="simple" xlink:href="#__RefHeading__1001_1202869822"><text:span text:style-name="T9">Individual Team Member’s Contribution &amp; Effectiveness<text:tab/></text:span></text:a><text:span text:style-name="T9">5&amp;6</text:span></text:p>
      <text:p text:style-name="P17"><text:span text:style-name="T9">Conclusion..................................................................................................................6</text:span></text:p>
      <text:p text:style-name="P6"><text:span text:style-name="T9"><text:s text:c="4"/></text:span><text:a xlink:type="simple" xlink:href="#__RefHeading__1003_1202869822"><text:span text:style-name="T9">References<text:tab/></text:span></text:a><text:span text:style-name="T9">6</text:span></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8">Haunted Mansion Group Project</text:span></text:p>
      <text:p text:style-name="P3">Evidence of Problem Solving:</text:p>
      <text:p text:style-name="P2"/>
      <text:p text:style-name="P4">Assignment Outline</text:p>
      <text:p text:style-name="P2"><text:s text:c="5"/>The assignment which was tasked to work within a small group of two or three, to develop a game design document which would lead to the development of a prototype of the game described within the document. Both the documentation and prototype needed to be finished within a twelve week period, which would be presented to the class in the form of a power point presentation. There was no set requirements in what type of game we were allowed to build or which game engine we could build the end prototype on.</text:p>
      <text:p text:style-name="P18"/>
      <text:h text:style-name="P8" text:outline-level="1"><text:bookmark-start text:name="_Toc499190304"/><text:span text:style-name="T1">Strengths &amp; weaknesses</text:span><text:bookmark-end text:name="_Toc499190304"/></text:h>
      <text:h text:style-name="P14" text:outline-level="2"><text:bookmark-start text:name="__RefHeading__971_1202869822"/><text:bookmark-start text:name="_Toc499190305"/><text:span text:style-name="T1">Pros of development output</text:span><text:bookmark-end text:name="__RefHeading__971_1202869822"/><text:bookmark-end text:name="_Toc499190305"/></text:h>
      <text:p text:style-name="P20"><text:span text:style-name="T3"><text:s text:c="4"/>Upon working within a 2 person team meant that no one would be stuck with a task or job that they didn't want to do, we discussed as a team what tasks each of us were comfortable with doing and assigned the roles based on that. Also communication was much easier since there was no need to wait for a reply from a third person so most work could be done straight away after getting feedback from the other team member. </text:span></text:p>
      <text:p text:style-name="P20"><text:span text:style-name="T3"/></text:p>
      <text:h text:style-name="P16" text:outline-level="2"><text:span text:style-name="T3">Cons of development output</text:span></text:h>
      <text:p text:style-name="P21"><text:span text:style-name="T2"><text:s text:c="4"/></text:span><text:span text:style-name="T4"><text:s/>One of the cons when working in a 2 person team is it can be a more stressful since there isn't another person to fall back on if one of us might be unable on completing an assigned task. Also not always being sure what is set in concrete before working on tasks, when sitting down to pixel the assets, I realized that doing 2D pixels on a platform like Gimp is a lot harder than back when I worked in Paint. Also, not knowing what was going to be concrete in the game since most of our conversion was mainly ideas on what enemies we wanted but we never really made it official in the conversions that this enemy would be in the game or that one, also delayed some assets creation or the failure of certain assets from being created.</text:span></text:p>
      <text:p text:style-name="P21"><text:span text:style-name="T4"/></text:p>
      <text:p text:style-name="P21"><text:span text:style-name="T2">Unforeseen Events</text:span></text:p>
      <text:p text:style-name="P21"><text:span text:style-name="T2"><text:s text:c="4"/></text:span><text:span text:style-name="T4">The main unforeseen event that I had over the course of the project was getting news that my father, whom resides in America had to be taken to hospital due to breathing problems. He was released but had to be taken back and transferred to another hospital about two weeks ago, which lead to quite a bit more stress on my part since I wasn't sure if I was going to need to fly overseas for a funeral before the time for the project was up. This being more a nuisance than an unforeseen event was my internet dropping while I trying to update Github or access files, some nights it would come back within a few minutes while others, I would be without internet till the next morning.</text:span></text:p>
      <text:h text:style-name="P9" text:outline-level="1"><text:soft-page-break/><text:span text:style-name="T1">Problem solving summary</text:span></text:h>
      <text:h text:style-name="P16" text:outline-level="2"><text:bookmark-start text:name="__RefHeading__979_1202869822"/><text:bookmark-start text:name="_Toc499190309"/><text:span text:style-name="T3">Development problems &amp; Solutions</text:span><text:bookmark-end text:name="__RefHeading__979_1202869822"/><text:bookmark-end text:name="_Toc499190309"/></text:h>
      <text:p text:style-name="P20"><text:span text:style-name="T3"><text:s text:c="5"/>I didn't run into many development problems, the main problem I ran into was how to design the assets for the game themselves since I hadn't pixeled in over 5 years and the original Paint program appears to be no longer installed in new versions of laptops. I spent a few weeks researching different 2D pixel styles before starting to work on the assets. This also included trying out a few different pixel websites before fully doing all the work within Gimp itself. </text:span></text:p>
      <text:h text:style-name="P10" text:outline-level="1"><text:span text:style-name="T3">Improvements</text:span></text:h>
      <text:p text:style-name="P20"><text:span text:style-name="T3"><text:s text:c="4"/>I do feel that there could be improvements made to the game, most would be asset wise. I feel the pixels that were created are in needs of being tweaked but I didn't want to touch them after handing them over to my team partner to implement into the game as well as some of the animations could have been a bit more smoother. Other than that, I would want to add the other enemies such as the main boss and work on improving the Mansion layout so some rooms during the exploration could be inaccessible and the chance that the character would need more than just the key to exit the Mansion.</text:span></text:p>
      <text:p text:style-name="Title"><text:span text:style-name="Subtle_20_Emphasis"><text:span text:style-name="T6">EVIDENCE OF WORKING WITH OTHERS</text:span></text:span></text:p>
      <text:h text:style-name="P15" text:outline-level="2"><text:bookmark-start text:name="__RefHeading__983_1202869822"/><text:bookmark-start text:name="_Toc499190311"/><text:span text:style-name="T1">SELF &amp; TEAM EVALUATION</text:span><text:bookmark-end text:name="__RefHeading__983_1202869822"/><text:bookmark-end text:name="_Toc499190311"/></text:h>
      <text:h text:style-name="P7" text:outline-level="1"><text:bookmark-start text:name="__RefHeading__985_1202869822"/><text:bookmark-start text:name="_Toc499190312"/><text:span text:style-name="T5">SELF EVALUATION</text:span><text:bookmark-end text:name="__RefHeading__985_1202869822"/><text:bookmark-end text:name="_Toc499190312"/></text:h>
      <text:h text:style-name="P16" text:outline-level="2"><text:bookmark-start text:name="__RefHeading__987_1202869822"/><text:bookmark-start text:name="_Toc499190313"/><text:span text:style-name="T3">Contribution</text:span><text:bookmark-end text:name="__RefHeading__987_1202869822"/><text:bookmark-end text:name="_Toc499190313"/></text:h>
      <text:p text:style-name="P21"><text:span text:style-name="T4"><text:s text:c="5"/>Over the course of the project, I worked mostly on keeping the documentation up to date, this would include the main games document, the technicality document and any other required documents such as the power point required for the presentation. <text:s/>This would be checking for spelling mistakes or rephrasing ideas that were written down so they would flow better within the document. I also was in charge of designing the game's assets, such as researching for ideas and designing the actual assets. I also did all the end testing for the game to make sure that everything ran smoothly prior to the final prototype being released. </text:span></text:p>
      <text:h text:style-name="P16" text:outline-level="2"><text:span text:style-name="T3">Effectiveness/Efficiency of contribution</text:span></text:h>
      <text:p text:style-name="P20"><text:span text:style-name="T3"><text:s text:c="6"/>Seeing the timescale was very limited, I tried to spend my time as effectively as possible, from spending time to researching 2D styles for the character and enemies to relocating ideas on how to pixel the 2.5Dish walls before actually working on these assets once things were 100 percent confirmed. </text:span></text:p>
      <text:p text:style-name="P20"><text:span text:style-name="T3"/></text:p>
      <text:p text:style-name="P20"><text:span text:style-name="T3"><text:s text:c="6"/>I also tried to keep efficiency over the course of the project, even if I didn't add the updates to the documentation sitting on Github, I would edit the version I had than would update the latest version on Github the next time I would pull a copy to proof read what <text:s/>b00334945 had added to the documents before uploading the newly updated version. </text:span></text:p>
      <text:p text:style-name="P21"><text:span text:style-name="T2">Strengths &amp; Weaknesses of my own contribution</text:span></text:p>
      <text:p text:style-name="P21"><text:span text:style-name="T2">Pros</text:span></text:p>
      <text:p text:style-name="P21"><text:span text:style-name="T4"><text:s text:c="5"/>My strengths were more toward the documentations than the coding, I spent quite a bit </text:span><text:soft-page-break/><text:span text:style-name="T4">proof reading and fixing mistakes so the documents would meet my standards which I can say, is pretty high. I also worked on getting the set up of the technical documents as well as working on getting the basics of the power point so all that needed to be added was the <text:s/>details that we felt were needed for the presentation. I also spent a good deal of time deciding on the colour palettes for the assets, I sketch quite often via Gimp using my build in mouse on my laptop, which I spent years upon improving – over three different laptop systems. I wanted to go with a palette that worked with people whom may colour blindness but also didn't want the palette colours not to work with each other, one thing that really irks me, is when colours don't blend with each other. I also made sure that I kept backups of the documents and assets via both my personal systems, my two usb drives and Github.</text:span></text:p>
      <text:p text:style-name="P21"><text:span text:style-name="T2">Cons </text:span></text:p>
      <text:p text:style-name="P21"><text:span text:style-name="T2"><text:s/></text:span><text:span text:style-name="T4"><text:s text:c="2"/>I do feel in a way, I probably should of contributed more to the actual implementation of the overall prototype but I was more scared that if the files kept being transferred between two different pc systems, there would be a greater risk of the files being corrupted. Having had this happen in prior years where a file has worked fine upon a school system only to take the same file home to boot up on my system to find the file no longer works and there is no way of fixing the corruption, even after going to get my backups to find that those are also corrupted which leads to all the time spent on the project wasted. Another thing would be time management, I have been known to get easily distracted especially on days where I have been busy and end up falling asleep halfway while doing work on the project, which leads to the chance of me knocking the system off of my lap. Another distraction would be my cat, if she wants attention while I am busy on the project, she has been known to come and just park herself on my keyboard till I provide the required attention.</text:span></text:p>
      <text:h text:style-name="P7" text:outline-level="1"><text:bookmark-start text:name="_Toc499190318"/><text:span text:style-name="T5">TEAM EVALUATION</text:span><text:bookmark-end text:name="_Toc499190318"/></text:h>
      <text:h text:style-name="P16" text:outline-level="2"><text:bookmark-start text:name="__RefHeading__999_1202869822"/><text:bookmark-start text:name="_Toc499190319"/><text:span text:style-name="T3">Ability of Collaboration during Planning &amp; Development</text:span><text:bookmark-end text:name="__RefHeading__999_1202869822"/><text:bookmark-end text:name="_Toc499190319"/></text:h>
      <text:p text:style-name="P21"><text:span text:style-name="T4"><text:s text:c="6"/>Being a small team of 2, it was more easier on planning meetings than it would have been with a bigger sized group. Our meetings arranged from during lab times, after University and via facebook messanger, through from time to time we also used skype and discord to check up on how the other member was doing and if help was required. We also both set up Github accounts so we could upload our work so the other team member could have access to it if needed to be as well as setting up Trello accounts, through since I didn't work with the implementation stages, I didn't access the Trello site as much as I should have since I more preferred to use the Github account. Overall, being a small team with a short deadline, I felt even at times, the minimal amount required, that everything which was needed for the game, was done minus a few small things that could not be implemented due to time restraints. </text:span></text:p>
      <text:p text:style-name="P21"><text:span text:style-name="T2">Individual Team Member’s Contribution &amp; Effectiveness</text:span></text:p>
      <text:p text:style-name="P21"><text:span text:style-name="T4"><text:s text:c="3"/>Seeing as we were a 2 member team, my team member's student identity is b00334945. </text:span></text:p>
      <text:p text:style-name="P21"><text:span text:style-name="T4"/></text:p>
      <text:p text:style-name="P21"><text:span text:style-name="T4"><text:s text:c="4"/>B00334945 came up with the main idea of the game and implemented the prototype by taking the time to code everything within the game and making sure everything worked with help via online tutorial and guides. This also included aiding me with the documentation and providing feedback on the changes to the story and character over the </text:span><text:soft-page-break/><text:span text:style-name="T4">course of the project. The only issue I felt was that <text:s/>b00334945 could have been a little more communicative over the actual assets, we had discussed multiple times over the weeks what enemies we would like to have but never pinpointed which enemies we wanted as a group and I didn't want to start doing the assets without having the 100 percent certainty these were the enemies that <text:s/>b00334945 wanted within the game which regrettably did leave to delays and even some assets not being done. Other than that, everything else team wise went smoothly.</text:span></text:p>
      <text:p text:style-name="P22"><text:span text:style-name="T3"/></text:p>
      <text:p text:style-name="P22"><text:span text:style-name="T3">Conclusion</text:span></text:p>
      <text:p text:style-name="P22"><text:span text:style-name="T3"><text:s text:c="4"/></text:span><text:span text:style-name="T4">In conclusion, there was a few things, that sadly could not be added into the prototype that I would of liked to have seen such as music, but seeing me and my team partner really couldn't decide which tracks we wanted, it might have been best to leave the music out in the end. Even through, if there had been more time to fully resource what the main boss would have been so it could have been implemented into the end game. Even through, me and my team partner learned quite a bit over the course of the 12 weeks – from learning not to kill each other when the other one was sending messages early in the morning during the weekends to actively cooperating, communicating and listening to each other toward the one main goal that we both had. </text:span></text:p>
      <text:p text:style-name="P22"><text:span text:style-name="T4"><text:s text:c="5"/>Also learning to use a sharing site that doubled as back up for our files that we could share, not just between group members if we wished but with other programmers via Github. Even through Github had it's own hiccups, where I couldn't access the latest version of the prototype, even after uploading the recent builds till the only way that the bug could be sorted was to upload the file under a new name. Even through all these, I feel this project and experience will help, not just in the coding of future games but provide reliable sources where important files can be uploaded to provide safe back ups. </text:span></text:p>
      <text:p text:style-name="P22"><text:span text:style-name="T4"/></text:p>
      <text:p text:style-name="P22"><text:span text:style-name="T3">References</text:span></text:p>
      <text:p text:style-name="P22"><text:span text:style-name="T4"><text:s text:c="3"/>GitHub – a repository site, for the storing, sharing, and downloading of various program projects. - </text:span><text:a xlink:type="simple" xlink:href="https://github.com" text:style-name="Internet_20_link" text:visited-style-name="Visited_20_Internet_20_Link">https://github.com</text:a><text:span text:style-name="T11"> </text:span></text:p>
      <text:p text:style-name="P22"><text:span text:style-name="T4"><text:s text:c="3"/>Gimp – an art creating and editing program which can also create animations, etc – </text:span><text:a xlink:type="simple" xlink:href="http://www.gimp.org/" text:style-name="Internet_20_link" text:visited-style-name="Visited_20_Internet_20_Link"><text:span text:style-name="T11">https://www.gimp.org</text:span></text:a></text:p>
      <text:p text:style-name="P19"><text:span text:style-name="T7"><text:s text:c="3"/>Yahoo Images – collection of images that can be used for references, etc – </text:span><text:span text:style-name="T10">https://uk.images.search.yahoo.com/</text:span><text:span text:style-name="T11"> </text:span></text:p>
      <text:p text:style-name="P19"><text:span text:style-name="T7"><text:s text:c="3"/>Deviantart – Artist community that provides tutorials, etc – http://www.deviantart.c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ans-serif"/>
    <style:font-face style:name="Lucida Sans1" svg:font-family="'Lucida Sans'"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Standard" style:next-style-name="Text_20_body" style:default-outline-level="1" style:class="text">
      <style:paragraph-properties fo:margin-top="0.423cm" fo:margin-bottom="0cm" fo:keep-together="always" fo:keep-with-next="always"/>
      <style:text-properties fo:color="#2e74b5" style:font-name="Calibri Light" fo:font-size="16pt" style:font-size-asian="16pt" style:font-name-complex="F" style:font-size-complex="16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en" fo:country="US" fo:font-weight="bold" style:font-size-asian="16pt" style:font-weight-asian="bold" style:font-size-complex="16pt" style:font-weight-complex="bold"/>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Standard" style:next-style-name="Text_20_body" style:default-outline-level="2" style:class="text">
      <style:paragraph-properties fo:margin-top="0.071cm" fo:margin-bottom="0cm" fo:keep-together="always" fo:keep-with-next="always"/>
      <style:text-properties fo:color="#2e74b5" style:font-name="Calibri Light" fo:font-size="13pt" style:font-size-asian="13pt" style:font-name-complex="F" style:font-size-complex="13pt"/>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name-complex="F" style:font-size-complex="28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a5a5a" fo:font-size="14pt" fo:letter-spacing="0.026cm" fo:font-style="italic" style:font-size-asian="14pt" style:font-style-asian="italic" style:font-name-complex="F" style:font-size-complex="1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Subtle_20_Emphasis" style:display-name="Subtle Emphasis" style:family="text" style:parent-style-name="Default_20_Paragraph_20_Font">
      <style:text-properties fo:color="#404040"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B00328251 <text:s text:c="39"/>Games Design <text:s text:c="44"/>28/11/2017</text:p>
      </style:header>
      <style:footer>
        <text:p text:style-name="Footer"><text:tab/><text:tab/><text:page-number text:select-page="current">6</text:page-number></text:p>
      </style:footer>
    </style:master-page>
    <style:master-page style:name="First_20_Page" style:display-name="First Page" style:page-layout-name="Mpm2" style:next-style-name="Standard">
      <style:header>
        <text:p text:style-name="Header">B00328251 <text:s text:c="39"/>Games Design <text:s text:c="44"/>28/11/2017</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irstin Jackson</meta:initial-creator>
    <meta:creation-date>2017-11-28T20:04:14.98</meta:creation-date>
    <dc:date>2017-11-28T22:56:51.72</dc:date>
    <dc:creator>Kirstin Jackson</dc:creator>
    <meta:editing-duration>PT24M16S</meta:editing-duration>
    <meta:editing-cycles>2</meta:editing-cycles>
    <meta:generator>OpenOffice/4.1.3$Win32 OpenOffice.org_project/413m1$Build-9783</meta:generator>
    <meta:document-statistic meta:table-count="0" meta:image-count="0" meta:object-count="0" meta:page-count="6" meta:paragraph-count="71" meta:word-count="2055" meta:character-count="12155"/>
  </office:meta>
</office:document-meta>
</file>